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4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8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" style:family="text">
      <style:text-properties fo:font-variant="normal" fo:text-transform="none" style:use-window-font-color="true" style:font-name="Times New Roman" fo:font-size="12pt" fo:letter-spacing="normal" fo:font-style="normal" fo:font-weight="bold" style:font-name-asian="Times New Roman" style:font-weight-asian="bold" style:font-name-complex="Times New Roman" style:font-weight-complex="bold"/>
    </style:style>
    <style:style style:name="T4" style:family="text">
      <style:text-properties fo:font-variant="normal" fo:text-transform="none" fo:color="#000000" style:text-line-through-style="none" style:font-name="Times New Roman" fo:font-size="12.3000001907349pt" fo:font-style="normal" style:text-underline-style="none" fo:font-weight="normal" style:text-blinking="false" fo:background-color="transparent" style:font-name-asian="Times New Roman" style:font-name-complex="Times New Roman"/>
    </style:style>
    <style:style style:name="T5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Aluno</text:span><text:span text:style-name="T1">: Ciro Anacleto Dias Junior<text:tab/><text:tab/><text:tab/><text:tab/><text:tab/><text:tab/></text:span><text:span text:style-name="T2">Data:</text:span><text:span text:style-name="T1"> 22/11/2013</text:span></text:p>
      <text:p text:style-name="P6"><text:span text:style-name="T2">Fase/Iteração:</text:span><text:span text:style-name="T1"> Iteração 7<text:tab/><text:tab/><text:tab/><text:tab/><text:tab/></text:span><text:span text:style-name="T2">Esforço Total:</text:span><text:span text:style-name="T1"> 6</text:span></text:p>
      <text:p text:style-name="P5"/>
      <text:p text:style-name="P6"><text:span text:style-name="T2">Atividade: Detalhamento de arquitetura</text:span><text:span text:style-name="T3">.</text:span><text:span text:style-name="T1"><text:tab/><text:tab/></text:span><text:span text:style-name="T2">Esforço: 6 horas.</text:span></text:p>
      <text:p text:style-name="P6"><text:span text:style-name="T1">Descrição: </text:span><text:span text:style-name="T4">Visão de usabilidade,</text:span><text:span text:style-name="T5">Visão de Manutenibilidade, Visão de Portabilidade, Visão de Confiabilidade e tolerância a falhas.</text:span><text:span text:style-name="T1"><text:tab/></text:span></text:p>
      <text:p text:style-name="P5">Produtos: Documento de arquitetura.</text:p>
      <text:p text:style-name="P5">Equipe: Ciro Anacleto.</text:p>
      <text:p text:style-name="P7">Artefato: Documento de arquitetura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cm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RELPREV- Relatório de Prevenção de Acidentes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editing-cycles>6</meta:editing-cycles>
    <meta:editing-duration>PT9S</meta:editing-duration>
    <meta:creation-date>2013-11-08T19:44:58</meta:creation-date>
    <dc:date>2013-12-12T14:13:41</dc:date>
    <dc:creator>Arcturus </dc:creator>
    <meta:document-statistic meta:table-count="0" meta:image-count="0" meta:object-count="0" meta:page-count="1" meta:paragraph-count="10" meta:word-count="67" meta:character-count="522" meta:non-whitespace-character-count="454"/>
  </office:meta>
</office:document-meta>
</file>